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23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7-07" calcext:value-type="date">
            <text:p>07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4"/>
          <table:table-cell table:style-name="ce34" table:formula="of:=[.C13]-[.F13]" office:value-type="float" office:value="470" calcext:value-type="float">
            <text:p>470,00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3])" office:value-type="float" office:value="470" calcext:value-type="float">
            <text:p>470,00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8.823442275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8.8266038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8-01T14:40:59.185762322</dc:date>
    <dc:language>pt-PT</dc:language>
    <meta:editing-cycles>529</meta:editing-cycles>
    <meta:editing-duration>PT13H25M35S</meta:editing-duration>
    <meta:print-date>2020-01-09T15:25:59.983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